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bbbbbb" loext:opacity="100%" fo:font-style="normal" style:text-underline-style="none" fo:font-weight="normal"/>
    </style:style>
    <style:style style:name="T10" style:family="text">
      <style:text-properties fo:color="#ba2121" loext:opacity="100%"/>
    </style:style>
    <style:style style:name="T11" style:family="text">
      <style:text-properties fo:color="#0000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<text:span text:style-name="T1">#include</text:span><text:span text:style-name="T2"> </text:span><text:span text:style-name="T3">&lt;bits/stdc++.h&gt;</text:span></text:p>
      <text:p text:style-name="P2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1"/>
      <text:p text:style-name="P2"><text:span text:style-name="T4">const</text:span><text:span text:style-name="T2"> </text:span><text:span text:style-name="T7">int</text:span><text:span text:style-name="T2"> </text:span><text:span text:style-name="T6">MAX_SIZE</text:span><text:span text:style-name="T2"> </text:span><text:span text:style-name="T8">=</text:span><text:span text:style-name="T2"> </text:span><text:span text:style-name="T8">100</text:span><text:span text:style-name="T6">;</text:span></text:p>
      <text:p text:style-name="P1"/>
      <text:p text:style-name="P2"><text:span text:style-name="T4">class</text:span><text:span text:style-name="T2"> </text:span><text:span text:style-name="T5">Queue</text:span></text:p>
      <text:p text:style-name="P3">{<text:span text:style-name="T9"/></text:p>
      <text:p text:style-name="P2"><text:span text:style-name="T4">private</text:span><text:span text:style-name="T8">:</text:span></text:p>
      <text:p text:style-name="P2"><text:span text:style-name="T2"><text:s text:c="4"/></text:span><text:span text:style-name="T7">int</text:span><text:span text:style-name="T2"> </text:span><text:span text:style-name="T6">front;</text:span></text:p>
      <text:p text:style-name="P2"><text:span text:style-name="T2"><text:s text:c="4"/></text:span><text:span text:style-name="T7">int</text:span><text:span text:style-name="T2"> </text:span><text:span text:style-name="T6">rear;</text:span></text:p>
      <text:p text:style-name="P2"><text:span text:style-name="T2"><text:s text:c="4"/></text:span><text:span text:style-name="T7">int</text:span><text:span text:style-name="T2"> </text:span><text:span text:style-name="T6">arr[MAX_SIZE];</text:span></text:p>
      <text:p text:style-name="P1"/>
      <text:p text:style-name="P2"><text:span text:style-name="T4">public</text:span><text:span text:style-name="T8">:</text:span></text:p>
      <text:p text:style-name="P2"><text:span text:style-name="T2"><text:s text:c="4"/></text:span><text:span text:style-name="T6">Queue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6">front</text:span><text:span text:style-name="T2"> </text:span><text:span text:style-name="T8">=</text:span><text:span text:style-name="T2"> </text:span><text:span text:style-name="T8">-1</text:span><text:span text:style-name="T6">;</text:span></text:p>
      <text:p text:style-name="P2"><text:span text:style-name="T2"><text:s text:c="8"/></text:span><text:span text:style-name="T6">rear</text:span><text:span text:style-name="T2"> </text:span><text:span text:style-name="T8">=</text:span><text:span text:style-name="T2"> </text:span><text:span text:style-name="T8">-1</text:span><text:span text:style-name="T6">;</text:span></text:p>
      <text:p text:style-name="P2"><text:span text:style-name="T2"><text:s text:c="4"/></text:span><text:span text:style-name="T6">}</text:span></text:p>
      <text:p text:style-name="P1"/>
      <text:p text:style-name="P2"><text:span text:style-name="T2"><text:s text:c="4"/></text:span><text:span text:style-name="T7">bool</text:span><text:span text:style-name="T2"> </text:span><text:span text:style-name="T6">isFull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return</text:span><text:span text:style-name="T2"> </text:span><text:span text:style-name="T6">(rear</text:span><text:span text:style-name="T2"> </text:span><text:span text:style-name="T8">==</text:span><text:span text:style-name="T2"> </text:span><text:span text:style-name="T6">MAX_SIZE</text:span><text:span text:style-name="T2"> </text:span><text:span text:style-name="T8">-</text:span><text:span text:style-name="T2"> </text:span><text:span text:style-name="T8">1</text:span><text:span text:style-name="T6">);</text:span></text:p>
      <text:p text:style-name="P2"><text:span text:style-name="T2"><text:s text:c="4"/></text:span><text:span text:style-name="T6">}</text:span></text:p>
      <text:p text:style-name="P2"><text:span text:style-name="T2"><text:s text:c="4"/></text:span><text:span text:style-name="T7">bool</text:span><text:span text:style-name="T2"> </text:span><text:span text:style-name="T6">isEmpty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return</text:span><text:span text:style-name="T2"> </text:span><text:span text:style-name="T6">(front</text:span><text:span text:style-name="T2"> </text:span><text:span text:style-name="T8">==</text:span><text:span text:style-name="T2"> </text:span><text:span text:style-name="T8">-1</text:span><text:span text:style-name="T2"> </text:span><text:span text:style-name="T8">&amp;&amp;</text:span><text:span text:style-name="T2"> </text:span><text:span text:style-name="T6">rear</text:span><text:span text:style-name="T2"> </text:span><text:span text:style-name="T8">==</text:span><text:span text:style-name="T2"> </text:span><text:span text:style-name="T8">-1</text:span><text:span text:style-name="T6">);</text:span></text:p>
      <text:p text:style-name="P2"><text:span text:style-name="T2"><text:s text:c="4"/></text:span><text:span text:style-name="T6">}</text:span></text:p>
      <text:p text:style-name="P1"/>
      <text:p text:style-name="P2"><text:span text:style-name="T2"><text:s text:c="4"/></text:span><text:span text:style-name="T7">void</text:span><text:span text:style-name="T2"> </text:span><text:span text:style-name="T6">enqueue(</text:span><text:span text:style-name="T7">int</text:span><text:span text:style-name="T2"> </text:span><text:span text:style-name="T6">x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if</text:span><text:span text:style-name="T2"> </text:span><text:span text:style-name="T6">(isFull()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0">"Error: Queue is full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12"/></text:span><text:span text:style-name="T4">return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if</text:span><text:span text:style-name="T2"> </text:span><text:span text:style-name="T6">(front</text:span><text:span text:style-name="T2"> </text:span><text:span text:style-name="T8">==</text:span><text:span text:style-name="T2"> </text:span><text:span text:style-name="T6">MAX_SIZE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front</text:span><text:span text:style-name="T2"> </text:span><text:span text:style-name="T8">=</text:span><text:span text:style-name="T2"> </text:span><text:span text:style-name="T8">0</text:span><text:span text:style-name="T6">;</text:span></text:p>
      <text:p text:style-name="P2"><text:span text:style-name="T2"><text:s text:c="8"/></text:span><text:span text:style-name="T6">}</text:span></text:p>
      <text:p text:style-name="P1"/>
      <text:p text:style-name="P2"><text:span text:style-name="T2"><text:s text:c="8"/></text:span><text:span text:style-name="T4">if</text:span><text:span text:style-name="T2"> </text:span><text:span text:style-name="T6">(isEmpty()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front</text:span><text:span text:style-name="T2"> </text:span><text:span text:style-name="T8">=</text:span><text:span text:style-name="T2"> </text:span><text:span text:style-name="T8">0</text:span><text:span text:style-name="T6">;</text:span></text:p>
      <text:p text:style-name="P2"><text:span text:style-name="T2"><text:s text:c="12"/></text:span><text:span text:style-name="T6">rear</text:span><text:span text:style-name="T2"> </text:span><text:span text:style-name="T8">=</text:span><text:span text:style-name="T2"> </text:span><text:span text:style-name="T8">0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else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rear</text:span><text:span text:style-name="T8">++</text:span><text:span text:style-name="T6">;</text:span></text:p>
      <text:p text:style-name="P2"><text:soft-page-break/><text:span text:style-name="T2"><text:s text:c="8"/></text:span><text:span text:style-name="T6">}</text:span></text:p>
      <text:p text:style-name="P2"><text:span text:style-name="T2"><text:s text:c="8"/></text:span><text:span text:style-name="T6">arr[rear]</text:span><text:span text:style-name="T2"> </text:span><text:span text:style-name="T8">=</text:span><text:span text:style-name="T2"> </text:span><text:span text:style-name="T6">x;</text:span></text:p>
      <text:p text:style-name="P2"><text:span text:style-name="T2"><text:s text:c="4"/></text:span><text:span text:style-name="T6">}</text:span></text:p>
      <text:p text:style-name="P2"><text:span text:style-name="T2"><text:s text:c="4"/></text:span><text:span text:style-name="T7">void</text:span><text:span text:style-name="T2"> </text:span><text:span text:style-name="T6">dequeue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if</text:span><text:span text:style-name="T2"> </text:span><text:span text:style-name="T6">(isEmpty()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0">"Error: Queue is empty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12"/></text:span><text:span text:style-name="T4">return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if</text:span><text:span text:style-name="T2"> </text:span><text:span text:style-name="T6">(front</text:span><text:span text:style-name="T2"> </text:span><text:span text:style-name="T8">==</text:span><text:span text:style-name="T2"> </text:span><text:span text:style-name="T6">rear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front</text:span><text:span text:style-name="T2"> </text:span><text:span text:style-name="T8">=</text:span><text:span text:style-name="T2"> </text:span><text:span text:style-name="T8">-1</text:span><text:span text:style-name="T6">;</text:span></text:p>
      <text:p text:style-name="P2"><text:span text:style-name="T2"><text:s text:c="12"/></text:span><text:span text:style-name="T6">rear</text:span><text:span text:style-name="T2"> </text:span><text:span text:style-name="T8">=</text:span><text:span text:style-name="T2"> </text:span><text:span text:style-name="T8">-1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else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front</text:span><text:span text:style-name="T8">++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4"/></text:span><text:span text:style-name="T6">}</text:span></text:p>
      <text:p text:style-name="P2"><text:span text:style-name="T2"><text:s text:c="4"/></text:span><text:span text:style-name="T7">int</text:span><text:span text:style-name="T2"> </text:span><text:span text:style-name="T6">peek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if</text:span><text:span text:style-name="T2"> </text:span><text:span text:style-name="T6">(isEmpty()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0">"Error: Queue is empty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12"/></text:span><text:span text:style-name="T4">return</text:span><text:span text:style-name="T2"> </text:span><text:span text:style-name="T8">-1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4">return</text:span><text:span text:style-name="T2"> </text:span><text:span text:style-name="T6">arr[front];</text:span></text:p>
      <text:p text:style-name="P2"><text:span text:style-name="T2"><text:s text:c="4"/></text:span><text:span text:style-name="T6">}</text:span></text:p>
      <text:p text:style-name="P1"/>
      <text:p text:style-name="P2"><text:span text:style-name="T2"><text:s text:c="4"/></text:span><text:span text:style-name="T7">void</text:span><text:span text:style-name="T2"> </text:span><text:span text:style-name="T6">display()</text:span></text:p>
      <text:p text:style-name="P2"><text:span text:style-name="T2"><text:s text:c="4"/></text:span><text:span text:style-name="T6">{</text:span></text:p>
      <text:p text:style-name="P2"><text:span text:style-name="T2"><text:s text:c="8"/></text:span><text:span text:style-name="T4">if</text:span><text:span text:style-name="T2"> </text:span><text:span text:style-name="T6">(isEmpty()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10">"Error: Queue is empty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12"/></text:span><text:span text:style-name="T4">return</text:span><text:span text:style-name="T6">;</text:span></text:p>
      <text:p text:style-name="P2"><text:span text:style-name="T2"><text:s text:c="8"/></text:span><text:span text:style-name="T6">}</text:span></text:p>
      <text:p text:style-name="P1"/>
      <text:p text:style-name="P2"><text:span text:style-name="T2"><text:s text:c="8"/></text:span><text:span text:style-name="T6">cout</text:span><text:span text:style-name="T2"> </text:span><text:span text:style-name="T8">&lt;&lt;</text:span><text:span text:style-name="T2"> </text:span><text:span text:style-name="T10">"Queue elements are: "</text:span><text:span text:style-name="T6">;</text:span></text:p>
      <text:p text:style-name="P2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8">=</text:span><text:span text:style-name="T2"> </text:span><text:span text:style-name="T6">front;</text:span><text:span text:style-name="T2"> </text:span><text:span text:style-name="T6">i</text:span><text:span text:style-name="T2"> </text:span><text:span text:style-name="T8">&lt;=</text:span><text:span text:style-name="T2"> </text:span><text:span text:style-name="T6">rear;</text:span><text:span text:style-name="T2"> </text:span><text:span text:style-name="T6">i</text:span><text:span text:style-name="T8">++</text:span><text:span text:style-name="T6">)</text:span></text:p>
      <text:p text:style-name="P2"><text:span text:style-name="T2"><text:s text:c="8"/></text:span><text:span text:style-name="T6">{</text:span></text:p>
      <text:p text:style-name="P2"><text:span text:style-name="T2"><text:s text:c="12"/></text:span><text:span text:style-name="T6">cout</text:span><text:span text:style-name="T2"> </text:span><text:span text:style-name="T8">&lt;&lt;</text:span><text:span text:style-name="T2"> </text:span><text:span text:style-name="T6">arr[i]</text:span><text:span text:style-name="T2"> </text:span><text:span text:style-name="T8">&lt;&lt;</text:span><text:span text:style-name="T2"> </text:span><text:span text:style-name="T10">" "</text:span><text:span text:style-name="T6">;</text:span></text:p>
      <text:p text:style-name="P2"><text:span text:style-name="T2"><text:s text:c="8"/></text:span><text:span text:style-name="T6">}</text:span></text:p>
      <text:p text:style-name="P2"><text:span text:style-name="T2"><text:s text:c="8"/></text:span><text:span text:style-name="T6">cout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}</text:span></text:p>
      <text:p text:style-name="P3">};<text:span text:style-name="T9"/></text:p>
      <text:p text:style-name="P1"/>
      <text:p text:style-name="P2"><text:span text:style-name="T7">int</text:span><text:span text:style-name="T2"> </text:span><text:span text:style-name="T11">main</text:span><text:span text:style-name="T6">()</text:span></text:p>
      <text:p text:style-name="P3">{<text:span text:style-name="T9"/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Initialize a Queue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Queue</text:span><text:span text:style-name="T2"> </text:span><text:span text:style-name="T6">q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Is this Queue is empty? "</text:span><text:span text:style-name="T2"> </text:span><text:span text:style-name="T8">&lt;&lt;</text:span><text:span text:style-name="T2"> </text:span><text:span text:style-name="T6">q.isEmpty()</text:span><text:span text:style-name="T2"> </text:span><text:span text:style-name="T8">&lt;&lt;</text:span><text:span text:style-name="T2"> </text:span><text:span text:style-name="T6">endl;</text:span></text:p>
      <text:p text:style-name="P2"><text:soft-page-break/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Insert some elements into the queue: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q.enqueue(</text:span><text:span text:style-name="T8">1</text:span><text:span text:style-name="T6">);</text:span></text:p>
      <text:p text:style-name="P2"><text:span text:style-name="T2"><text:s text:c="4"/></text:span><text:span text:style-name="T6">q.enqueue(</text:span><text:span text:style-name="T8">2</text:span><text:span text:style-name="T6">);</text:span></text:p>
      <text:p text:style-name="P2"><text:span text:style-name="T2"><text:s text:c="4"/></text:span><text:span text:style-name="T6">q.enqueue(</text:span><text:span text:style-name="T8">3</text:span><text:span text:style-name="T6">);</text:span></text:p>
      <text:p text:style-name="P2"><text:span text:style-name="T2"><text:s text:c="4"/></text:span><text:span text:style-name="T6">q.enqueue(</text:span><text:span text:style-name="T8">4</text:span><text:span text:style-name="T6">);</text:span></text:p>
      <text:p text:style-name="P2"><text:span text:style-name="T2"><text:s text:c="4"/></text:span><text:span text:style-name="T6">q.enqueue(</text:span><text:span text:style-name="T8">5</text:span><text:span text:style-name="T6">);</text:span></text:p>
      <text:p text:style-name="P2"><text:span text:style-name="T2"><text:s text:c="4"/></text:span><text:span text:style-name="T6">q.enqueue(</text:span><text:span text:style-name="T8">6</text:span><text:span text:style-name="T6">)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Is the Queue full? "</text:span><text:span text:style-name="T2"> </text:span><text:span text:style-name="T8">&lt;&lt;</text:span><text:span text:style-name="T2"> </text:span><text:span text:style-name="T6">q.isFull()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Is the Queue is empty? "</text:span><text:span text:style-name="T2"> </text:span><text:span text:style-name="T8">&lt;&lt;</text:span><text:span text:style-name="T2"> </text:span><text:span text:style-name="T6">q.isEmpty()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q.display()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Front element is "</text:span><text:span text:style-name="T2"> </text:span><text:span text:style-name="T8">&lt;&lt;</text:span><text:span text:style-name="T2"> </text:span><text:span text:style-name="T6">q.peek()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Remove two elements from the Queue"</text:span><text:span text:style-name="T2"> </text:span><text:span text:style-name="T8">&lt;&lt;</text:span><text:span text:style-name="T2"> </text:span><text:span text:style-name="T6">endl;</text:span></text:p>
      <text:p text:style-name="P2"><text:span text:style-name="T2"><text:s text:c="4"/></text:span><text:span text:style-name="T6">q.dequeue();</text:span></text:p>
      <text:p text:style-name="P2"><text:span text:style-name="T2"><text:s text:c="4"/></text:span><text:span text:style-name="T6">q.dequeue();</text:span></text:p>
      <text:p text:style-name="P2"><text:span text:style-name="T2"><text:s text:c="4"/></text:span><text:span text:style-name="T6">q.display();</text:span></text:p>
      <text:p text:style-name="P2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0">"Front element is: "</text:span><text:span text:style-name="T2"> </text:span><text:span text:style-name="T8">&lt;&lt;</text:span><text:span text:style-name="T2"> </text:span><text:span text:style-name="T6">q.peek()</text:span><text:span text:style-name="T2"> </text:span><text:span text:style-name="T8">&lt;&lt;</text:span><text:span text:style-name="T2"> </text:span><text:span text:style-name="T6">endl;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print-date>2024-11-08T18:35:54.992000000</meta:print-date>
    <dc:date>2024-11-08T18:49:57.210000000</dc:date>
    <meta:editing-duration>PT5M6S</meta:editing-duration>
    <meta:editing-cycles>1</meta:editing-cycles>
    <meta:document-statistic meta:table-count="0" meta:image-count="0" meta:object-count="0" meta:page-count="3" meta:paragraph-count="108" meta:word-count="291" meta:character-count="2074" meta:non-whitespace-character-count="1223"/>
  </office:meta>
</office:document-meta>
</file>